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76ea" officeooo:paragraph-rsid="000276ea"/>
    </style:style>
    <style:style style:name="P2" style:family="paragraph" style:parent-style-name="Standard">
      <style:text-properties officeooo:rsid="000276ea" officeooo:paragraph-rsid="00061432"/>
    </style:style>
    <style:style style:name="P3" style:family="paragraph" style:parent-style-name="Standard">
      <style:text-properties officeooo:rsid="000276ea" officeooo:paragraph-rsid="00062dc4"/>
    </style:style>
    <style:style style:name="P4" style:family="paragraph" style:parent-style-name="Standard">
      <style:text-properties officeooo:rsid="0003fc4b" officeooo:paragraph-rsid="0003fc4b"/>
    </style:style>
    <style:style style:name="P5" style:family="paragraph" style:parent-style-name="Standard">
      <style:text-properties officeooo:rsid="00061432" officeooo:paragraph-rsid="00061432"/>
    </style:style>
    <style:style style:name="P6" style:family="paragraph" style:parent-style-name="Standard">
      <style:text-properties officeooo:rsid="00062dc4" officeooo:paragraph-rsid="00062dc4"/>
    </style:style>
    <style:style style:name="P7" style:family="paragraph" style:parent-style-name="Standard">
      <style:text-properties officeooo:rsid="00085177" officeooo:paragraph-rsid="00085177"/>
    </style:style>
    <style:style style:name="P8" style:family="paragraph" style:parent-style-name="Standard">
      <style:text-properties officeooo:rsid="00091cdf" officeooo:paragraph-rsid="00091cdf"/>
    </style:style>
    <style:style style:name="P9" style:family="paragraph" style:parent-style-name="Standard">
      <style:text-properties officeooo:paragraph-rsid="00091cdf"/>
    </style:style>
    <style:style style:name="P10" style:family="paragraph" style:parent-style-name="Standard">
      <style:text-properties officeooo:rsid="000276ea" officeooo:paragraph-rsid="0014dc73"/>
    </style:style>
    <style:style style:name="P11" style:family="paragraph" style:parent-style-name="Standard">
      <style:text-properties officeooo:rsid="000276ea" officeooo:paragraph-rsid="0018aa32"/>
    </style:style>
    <style:style style:name="P12" style:family="paragraph" style:parent-style-name="Text_20_body">
      <style:paragraph-properties fo:margin-top="0cm" fo:margin-bottom="0cm" style:contextual-spacing="false" fo:line-height="115%" fo:text-align="start" style:justify-single-word="false" style:writing-mode="lr-tb"/>
    </style:style>
    <style:style style:name="P13" style:family="paragraph" style:parent-style-name="Text_20_body">
      <style:paragraph-properties fo:margin-top="0cm" fo:margin-bottom="0cm" style:contextual-spacing="false" fo:line-height="115%" fo:text-align="start" style:justify-single-word="false" style:writing-mode="lr-tb"/>
      <style:text-properties style:font-name="Liberation Serif"/>
    </style:style>
    <style:style style:name="T1" style:family="text">
      <style:text-properties officeooo:rsid="0004ecd0"/>
    </style:style>
    <style:style style:name="T2" style:family="text">
      <style:text-properties officeooo:rsid="00062dc4"/>
    </style:style>
    <style:style style:name="T3" style:family="text">
      <style:text-properties officeooo:rsid="00068f7b"/>
    </style:style>
    <style:style style:name="T4" style:family="text">
      <style:text-properties officeooo:rsid="00070086"/>
    </style:style>
    <style:style style:name="T5" style:family="text">
      <style:text-properties officeooo:rsid="00096586"/>
    </style:style>
    <style:style style:name="T6" style:family="text">
      <style:text-properties officeooo:rsid="000ac2fa"/>
    </style:style>
    <style:style style:name="T7" style:family="text">
      <style:text-properties officeooo:rsid="000ceff5"/>
    </style:style>
    <style:style style:name="T8" style:family="text">
      <style:text-properties officeooo:rsid="00104419"/>
    </style:style>
    <style:style style:name="T9" style:family="text">
      <style:text-properties officeooo:rsid="0011fe7a"/>
    </style:style>
    <style:style style:name="T10" style:family="text">
      <style:text-properties officeooo:rsid="00138f53"/>
    </style:style>
    <style:style style:name="T11" style:family="text">
      <style:text-properties officeooo:rsid="0014dc73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1b8583"/>
    </style:style>
    <style:style style:name="T14" style:family="text">
      <style:text-properties officeooo:rsid="00091c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II</text:p>
      <text:p text:style-name="P1">------------------------------------------------------------------------------------------------------------------------</text:p>
      <text:p text:style-name="P1"/>
      <text:p text:style-name="P1">vídeo 1</text:p>
      <text:p text:style-name="P1"/>
      <text:p text:style-name="P1">Conceito de segurança física, lógica e controle de acesso </text:p>
      <text:p text:style-name="P1"/>
      <text:p text:style-name="P4">Tendo em vista que a informação hoje em dia no mundo corporativo tem um imenso valor, existem </text:p>
      <text:p text:style-name="P4"><text:tab/>3 formas de segurança para eles: </text:p>
      <text:p text:style-name="P4"/>
      <text:p text:style-name="P4">SEGURANÇA FÍSICA </text:p>
      <text:p text:style-name="P4">-Refere-se ao local e ambiente onde fica um servidor por exemplo, sendo recomendado, uma sala fechada, climatizada, com uma boa rede elétrica, e com trancas de portas com controle de acesso.</text:p>
      <text:p text:style-name="P4">Extintores próprios para uso em equipamentos elétricos.</text:p>
      <text:p text:style-name="P4"/>
      <text:p text:style-name="P4">SEGURANÇA LÓGICA </text:p>
      <text:p text:style-name="P4">-trata do uso de anti-virus, para proteger seus servidores contra ataques. </text:p>
      <text:p text:style-name="P4">-também o uso de técnicas de criptografia em seu trafego de dados.</text:p>
      <text:p text:style-name="P4"><text:tab/><text:span text:style-name="T1">As chaves podem ser SIMÉTRICOS E ASSIMÉTRICOS: </text:span></text:p>
      <text:p text:style-name="P4"><text:tab/><text:span text:style-name="T1">chave pública e privada para assimétricos, simétricos uma chave privada</text:span></text:p>
      <text:p text:style-name="P4">-uso de técnicas de back-up periódicos também garantem a segurança dos dados</text:p>
      <text:p text:style-name="P4"/>
      <text:p text:style-name="P4">CONTROLE DE ACESSO</text:p>
      <text:p text:style-name="P4">-sistemas de autenticação seguros para controle de acesso.</text:p>
      <text:p text:style-name="P2">------------------------------------------------------------------------------------------------------------------------</text:p>
      <text:p text:style-name="P2"/>
      <text:p text:style-name="P5">vídeo 2 </text:p>
      <text:p text:style-name="P5"/>
      <text:p text:style-name="P5">SEGURANÇA FÍSICA </text:p>
      <text:p text:style-name="P5">-<text:span text:style-name="T2">remete a segurança de onde, fisicamente, a informação está armazenada </text:span></text:p>
      <text:p text:style-name="P5"><text:tab/><text:span text:style-name="T2">Local seguro, climatizado, com acesso físico controlado, com uma rede elétrica </text:span></text:p>
      <text:p text:style-name="P5"><text:tab/><text:tab/><text:span text:style-name="T2">garantida, maquinas ideias para a finalidade, </text:span><text:span text:style-name="T3">câmeras de segurança</text:span></text:p>
      <text:p text:style-name="P5"><text:tab/><text:span text:style-name="T4">Uso de no-breaks/ geradores, conexão não aberta com a internet para outros fins</text:span></text:p>
      <text:p text:style-name="P3">------------------------------------------------------------------------------------------------------------------------</text:p>
      <text:p text:style-name="P3"/>
      <text:p text:style-name="P3">------------------------------------------------------------------------------------------------------------------------</text:p>
      <text:p text:style-name="P6">vídeo 3 </text:p>
      <text:p text:style-name="P6"/>
      <text:p text:style-name="P7">SEGURANÇA LÓGICA </text:p>
      <text:p text:style-name="P7">Medidas baseadas em software </text:p>
      <text:p text:style-name="P7"/>
      <text:p text:style-name="P8">Como o prórpio nome diz, remete as camadas de segurança oferecidas por tipos de software. </text:p>
      <text:p text:style-name="P8"><text:tab/>Ex: anti-vírus, firewall, senhas, criptografia, sistemas de biometria e reconhecimento </text:p>
      <text:p text:style-name="P8"><text:tab/><text:tab/>facial.</text:p>
      <text:p text:style-name="P8"><text:tab/><text:span text:style-name="T5">No que tange a criptografia, temos a assimétrica e simétrica:</text:span></text:p>
      <text:p text:style-name="P8"/>
      <text:p text:style-name="P8"><text:tab/><text:span text:style-name="T5">SIMÉTRICA </text:span></text:p>
      <text:p text:style-name="P8"><text:tab/>-<text:span text:style-name="T6">conjunto de técnica que utiliza funções matemáticas e uma ÚNICA para codificar e decodificar os dados </text:span><text:span text:style-name="T7">(é como se embaralhasse os dados para enviar, e ao chegar, desembaralhasse)</text:span></text:p>
      <text:p text:style-name="P8"/>
      <text:p text:style-name="P8"/>
      <text:p text:style-name="P8"><text:tab/></text:p>
      <text:p text:style-name="P8"><text:soft-page-break/><text:tab/><text:span text:style-name="T8">ASSIMÉTRICA </text:span></text:p>
      <text:p text:style-name="P8"><text:tab/><text:tab/></text:p>
      <text:p text:style-name="P8"><text:tab/>-<text:span text:style-name="T9">neste caso, usa 2 chaves para codificar e decodificar os dados, chaves privadas e públicas</text:span></text:p>
      <text:p text:style-name="P8"><text:tab/>-<text:span text:style-name="T10">utiliza téncinas matemáticas mais sofisticas, como fatoração de números grandes e logaritmo discreto.</text:span></text:p>
      <text:p text:style-name="P8"><text:tab/>-<text:span text:style-name="T10">a chave pública fica em um servidor de confiança </text:span></text:p>
      <text:p text:style-name="P8"><text:tab/>-<text:span text:style-name="T10">a chave privada fica de posse do usuário </text:span></text:p>
      <text:p text:style-name="P10">------------------------------------------------------------------------------------------------------------------------</text:p>
      <text:p text:style-name="P11">------------------------------------------------------------------------------------------------------------------------</text:p>
      <text:p text:style-name="P8"/>
      <text:p text:style-name="P9"><text:span text:style-name="T12">EXERCÍCIOS FINALIZADOS</text:span></text:p>
      <text:p text:style-name="P13"/>
      <text:p text:style-name="P12"><text:span text:style-name="T12">MÓDULO </text:span><text:span text:style-name="T13">2</text:span><text:span text:style-name="T12"> FINALIZADO</text:span></text:p>
      <text:p text:style-name="P13"/>
      <text:p text:style-name="P8"><text:span text:style-name="T12">------------------------------------------------------------------------------------------------------------------------</text:span></text:p>
      <text:p text:style-name="P8"/>
      <text:p text:style-name="P8"/>
      <text:p text:style-name="P6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3H4M46S</meta:editing-duration>
    <meta:editing-cycles>23</meta:editing-cycles>
    <meta:generator>LibreOffice/7.4.0.3$Windows_X86_64 LibreOffice_project/f85e47c08ddd19c015c0114a68350214f7066f5a</meta:generator>
    <dc:date>2023-12-18T13:12:37.054000000</dc:date>
    <meta:document-statistic meta:table-count="0" meta:image-count="0" meta:object-count="0" meta:page-count="2" meta:paragraph-count="47" meta:word-count="319" meta:character-count="2897" meta:non-whitespace-character-count="2582"/>
  </office:meta>
</office:document-meta>
</file>